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 style:master-page-name="Standard">
      <style:paragraph-properties fo:margin-top="0.423cm" fo:margin-bottom="0.423cm" style:contextual-spacing="false" fo:line-height="100%" style:page-number="1"/>
    </style:style>
    <style:style style:name="P3" style:family="paragraph" style:parent-style-name="normal">
      <style:paragraph-properties fo:margin-top="0.423cm" fo:margin-bottom="0.423cm" style:contextual-spacing="false" fo:line-height="100%"/>
      <style:text-properties officeooo:paragraph-rsid="0017c692"/>
    </style:style>
    <style:style style:name="T1" style:family="text">
      <style:text-properties officeooo:rsid="0017c6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Adventures of Tom Sawyer is a classic <text:span text:style-name="T1">story</text:span> by Mark Twain, <text:span text:style-name="T1">first</text:span> published in 1876. The story <text:span text:style-name="T1">takes place</text:span> in the fictional town of St. Petersburg, <text:span text:style-name="T1">located in</text:span> Missouri, and follows the misadventures of a young boy <text:span text:style-name="T1">by the name of</text:span> Tom Sawyer.</text:p>
      <text:p text:style-name="P1">The <text:span text:style-name="T1">story</text:span> revolves around Tom's various escapades, which <text:span text:style-name="T1">among other things</text:span> include running away from home, attending his own funeral, and getting lost in a cave with his friend Becky Thatcher. <text:span text:style-name="T1">Tom also</text:span> <text:span text:style-name="T1">outwits </text:span>the town bully, Injun Joe, and help<text:span text:style-name="T1">s</text:span> to solve a murder case.</text:p>
      <text:p text:style-name="P1">However, the novel <text:span text:style-name="T1">is not merely</text:span> a collection of humorous and exciting incidents. It also <text:span text:style-name="T1">tackles</text:span> important themes such as <text:span text:style-name="T1">the power of imagination,</text:span> the loss of <text:span text:style-name="T1">childhood</text:span> innocence, and the <text:span text:style-name="T1">impact</text:span> of societal norms <text:span text:style-name="T1">on</text:span> individual behavior.</text:p>
      <text:p text:style-name="P1"><text:span text:style-name="T1">T</text:span>he loss of innocence <text:span text:style-name="T1">is one of the more prominent themes in the novel</text:span>. Tom starts out as a carefree and mischievous child, but <text:span text:style-name="T1">gains a greater understanding of the consequences of his actions as he ages</text:span>. This is particularly evident in the scene where Tom and <text:span text:style-name="T1">his friend</text:span> Huck witness the murder of Dr. Robinson <text:span text:style-name="T1">by Injun Joe</text:span>. This event shakes Tom to the core <text:span text:style-name="T1">by forcing</text:span> him to confront the darker aspects of human nature.</text:p>
      <text:p text:style-name="P1">Another <text:span text:style-name="T1">recurrent</text:span> theme is the power of imagination. Tom is a dreamer <text:span text:style-name="T1">whose vivid imagination often gets him in trouble and</text:span> who longs for adventure and excitement. However, <text:span text:style-name="T1">the same imagination</text:span> also helps him to cope with the <text:span text:style-name="T1">monotony</text:span> and <text:span text:style-name="T1">boredom</text:span> of everyday life. For example, when he is punished for skipping school, Tom pretends that he is a pirate being held captive by the schoolmaster.</text:p>
      <text:p text:style-name="P3">Finally, the novel also explores the role of societal norms in shaping individual behavior. Tom <text:span text:style-name="T1">constantly clashes with the norms of his community</text:span>, whether it's the conventional expectations of his Aunt Polly <text:span text:style-name="T1">or</text:span> the strict rules <text:span text:style-name="T1">at</text:span> his school. However, he also learns that these <text:span text:style-name="T1">same rules and expectations serve an important purpose in preserving the well-being of the community as a whole and maintaining social order.</text:span></text:p>
      <text:p text:style-name="P1"><text:span text:style-name="T1">We may conclude that </text:span>The Adventures of Tom Sawyer is a classic novel that combines humor <text:span text:style-name="T1">with</text:span> adventure and social commentary. Through its portrayal of a young boy's <text:span text:style-name="T1">hi-jinks</text:span>, it <text:span text:style-name="T1">sheds a light on</text:span> important themes such as the loss of innocence, the power of imagination, and the <text:span text:style-name="T1">influence</text:span> of societal norms in shaping individual behavior.</text:p>
      <text:p text:style-name="normal">(39<text:span text:style-name="T1">4</text:span>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04-21T14:16:59.903000000</dc:date>
    <meta:editing-duration>PT5M7S</meta:editing-duration>
    <meta:editing-cycles>1</meta:editing-cycles>
    <meta:document-statistic meta:table-count="0" meta:image-count="0" meta:object-count="0" meta:page-count="1" meta:paragraph-count="8" meta:word-count="396" meta:character-count="2333" meta:non-whitespace-character-count="1945"/>
  </office:meta>
</office:document-meta>
</file>